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1.0243in" style:rel-column-width="10029*"/>
    </style:style>
    <style:style style:name="Table1.B" style:family="table-column">
      <style:table-column-properties style:column-width="5.6688in" style:rel-column-width="555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1458in"/>
    </style:style>
    <style:style style:name="Table1.19" style:family="table-row">
      <style:table-row-properties style:min-row-height="0.2764in"/>
    </style:style>
    <style:style style:name="Table1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3c58b" officeooo:paragraph-rsid="000b3359" style:font-size-asian="18pt" style:font-weight-asian="bold" style:font-size-complex="18pt" style:font-weight-complex="bold"/>
    </style:style>
    <style:style style:name="P2" style:family="paragraph" style:parent-style-name="Standard">
      <style:paragraph-properties style:writing-mode="page">
        <style:tab-stops>
          <style:tab-stop style:position="6.9346in" style:type="right"/>
        </style:tab-stops>
      </style:paragraph-properties>
      <style:text-properties fo:font-size="16pt" officeooo:rsid="0013c58b" officeooo:paragraph-rsid="000b3359" style:font-size-asian="16pt" style:font-size-complex="16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Courier New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Courier New" fo:font-size="14pt" officeooo:paragraph-rsid="0010187f" style:font-size-asian="14pt" style:font-size-complex="14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Courier New" fo:font-size="14pt" officeooo:rsid="000b3359" officeooo:paragraph-rsid="000b3359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0b3359" officeooo:paragraph-rsid="000b3359" style:font-size-asian="14pt" style:font-size-complex="14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10187f" officeooo:paragraph-rsid="0010187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paragraph-rsid="000b3359"/>
    </style:style>
    <style:style style:name="T1" style:family="text">
      <style:text-properties officeooo:rsid="00d95543"/>
    </style:style>
    <style:style style:name="T2" style:family="text">
      <style:text-properties officeooo:rsid="00c00af0"/>
    </style:style>
    <style:style style:name="T3" style:family="text">
      <style:text-properties officeooo:rsid="0010187f"/>
    </style:style>
    <style:style style:name="T4" style:family="text">
      <style:text-properties fo:font-size="16pt" fo:font-weight="normal" officeooo:rsid="000b3359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2</text:span>inf1 201<text:span text:style-name="T2">8</text:span>/1<text:span text:style-name="T2">9</text:span><text:tab/><text:span text:style-name="T1">15</text:span>.<text:span text:style-name="T1">03</text:span>.201<text:span text:style-name="T1">9</text:span></text:p>
      <text:p text:style-name="P1"><text:span text:style-name="T1">2</text:span>. Schulaufgabe aus der Informatik</text:p>
      <text:p text:style-name="P9"><text:span text:style-name="T4">Definition der Registermaschine für Aufgaben 2 und 3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LOAD x</text:p>
          </table:table-cell>
          <table:table-cell table:style-name="Table1.B1" office:value-type="string">
            <text:p text:style-name="P6">kopiert den Wert aus Speicherzelle x in den Akkumulator <text:s text:c="254"/></text:p>
          </table:table-cell>
        </table:table-row>
        <table:table-row>
          <table:table-cell table:style-name="Table1.A2" office:value-type="string">
            <text:p text:style-name="P3">DLOAD i</text:p>
          </table:table-cell>
          <table:table-cell table:style-name="Table1.B2" office:value-type="string">
            <text:p text:style-name="P6">lädt die Ganzzahl i in den Akkumulator <text:s text:c="271"/></text:p>
          </table:table-cell>
        </table:table-row>
        <table:table-row>
          <table:table-cell table:style-name="Table1.A2" office:value-type="string">
            <text:p text:style-name="P5">RLOAD</text:p>
          </table:table-cell>
          <table:table-cell table:style-name="Table1.B2" office:value-type="string">
            <text:p text:style-name="P7">lädt den Wert aus der Speicheradresse in den Akkumulator, die vor Ausführung des Befehls im Akkumulator gespeichert ist.</text:p>
            <text:p text:style-name="P7">(z.B. Bei Akku = 17 entspricht das dem Befehlt LOAD 17)</text:p>
          </table:table-cell>
        </table:table-row>
        <table:table-row>
          <table:table-cell table:style-name="Table1.A2" office:value-type="string">
            <text:p text:style-name="P3">STORE x</text:p>
          </table:table-cell>
          <table:table-cell table:style-name="Table1.B2" office:value-type="string">
            <text:p text:style-name="P6">speichert den Wert aus dem Akkumulator in Speicherzelle x <text:s text:c="252"/></text:p>
          </table:table-cell>
        </table:table-row>
        <table:table-row>
          <table:table-cell table:style-name="Table1.A2" office:value-type="string">
            <text:p text:style-name="P3">ADD x</text:p>
          </table:table-cell>
          <table:table-cell table:style-name="Table1.B2" office:value-type="string">
            <text:p text:style-name="P6">addiert den Wert aus Speicherzelle x zum Wert im Akkumulator und legt das Ergebnis dort ab <text:s text:c="219"/></text:p>
          </table:table-cell>
        </table:table-row>
        <table:table-row>
          <table:table-cell table:style-name="Table1.A2" office:value-type="string">
            <text:p text:style-name="P3">INC</text:p>
          </table:table-cell>
          <table:table-cell table:style-name="Table1.B2" office:value-type="string">
            <text:p text:style-name="P6">addiert den Wert 1 zum im Akkumulator gespeicherten Wert dazu und legt das Ergebnis dort ab <text:s text:c="218"/></text:p>
          </table:table-cell>
        </table:table-row>
        <table:table-row>
          <table:table-cell table:style-name="Table1.A2" office:value-type="string">
            <text:p text:style-name="P3">SUB x</text:p>
          </table:table-cell>
          <table:table-cell table:style-name="Table1.B2" office:value-type="string">
            <text:p text:style-name="P6">subtrahiert den Wert aus Speicherzelle x vom Wert im Akkumulator und legt das Ergebnis dort ab <text:s text:c="215"/></text:p>
          </table:table-cell>
        </table:table-row>
        <table:table-row>
          <table:table-cell table:style-name="Table1.A2" office:value-type="string">
            <text:p text:style-name="P3">DEC</text:p>
          </table:table-cell>
          <table:table-cell table:style-name="Table1.B2" office:value-type="string">
            <text:p text:style-name="P6">subtrahiert den Wert 1 vom Wert im Akkumulator und legt das Ergebnis dort ab <text:s text:c="233"/></text:p>
          </table:table-cell>
        </table:table-row>
        <table:table-row>
          <table:table-cell table:style-name="Table1.A2" office:value-type="string">
            <text:p text:style-name="P3">DADD i</text:p>
          </table:table-cell>
          <table:table-cell table:style-name="Table1.B2" office:value-type="string">
            <text:p text:style-name="P6">addiert den Wert i zum Wert im Akkumulator und legt das Ergebnis dort ab <text:s text:c="237"/></text:p>
          </table:table-cell>
        </table:table-row>
        <table:table-row>
          <table:table-cell table:style-name="Table1.A2" office:value-type="string">
            <text:p text:style-name="P3">DSUB i</text:p>
          </table:table-cell>
          <table:table-cell table:style-name="Table1.B2" office:value-type="string">
            <text:p text:style-name="P6">subtrahiert den Wert i vom Wert im Akkumulator und legt das Ergebnis dort ab <text:s text:c="233"/></text:p>
          </table:table-cell>
        </table:table-row>
        <table:table-row>
          <table:table-cell table:style-name="Table1.A2" office:value-type="string">
            <text:p text:style-name="P3">DIV x</text:p>
          </table:table-cell>
          <table:table-cell table:style-name="Table1.B2" office:value-type="string">
            <text:p text:style-name="P6">dividiert ganzzahlig den Wert im Akkumulator durch den Wert in Speicherzelle x und legt das Ergebnis im Akkumulator ab. <text:line-break/>(z.B. 17:5 → 3) <text:s text:c="174"/></text:p>
          </table:table-cell>
        </table:table-row>
        <table:table-row>
          <table:table-cell table:style-name="Table1.A2" office:value-type="string">
            <text:p text:style-name="P4"><text:span text:style-name="T3">D</text:span>DIV <text:span text:style-name="T3">i</text:span></text:p>
          </table:table-cell>
          <table:table-cell table:style-name="Table1.B2" office:value-type="string">
            <text:p text:style-name="P8">dividiert ganzzahlig den Wert im Akkumulator durch die Zahl i und legt das Ergebnis im Akkumulator ab. (z.B. 17:5 → 3) <text:s text:c="174"/></text:p>
          </table:table-cell>
        </table:table-row>
        <table:table-row>
          <table:table-cell table:style-name="Table1.A2" office:value-type="string">
            <text:p text:style-name="P3">MOD x</text:p>
          </table:table-cell>
          <table:table-cell table:style-name="Table1.B2" office:value-type="string">
            <text:p text:style-name="P6">dividiert den Wert im Akkumulator durch den Wert in Speicherzelle x und legt den Rest der ganzzahligen Division im Akkumulator ab. <text:line-break/>(z.B. 17:5 → <text:s/>2) <text:s text:c="162"/></text:p>
          </table:table-cell>
        </table:table-row>
        <table:table-row>
          <table:table-cell table:style-name="Table1.A2" office:value-type="string">
            <text:p text:style-name="P3"><text:span text:style-name="T3">D</text:span>MOD <text:span text:style-name="T3">i</text:span></text:p>
          </table:table-cell>
          <table:table-cell table:style-name="Table1.B2" office:value-type="string">
            <text:p text:style-name="P6">dividiert den Wert im Akkumulator durch <text:span text:style-name="T3">die Zahl i</text:span> und legt den Rest der ganzzahligen Division im Akkumulator ab. (z.B. 17:5 → <text:s/>2) <text:s text:c="162"/></text:p>
          </table:table-cell>
        </table:table-row>
        <table:table-row>
          <table:table-cell table:style-name="Table1.A2" office:value-type="string">
            <text:p text:style-name="P3">JMPP x</text:p>
          </table:table-cell>
          <table:table-cell table:style-name="Table1.B2" office:value-type="string">
            <text:p text:style-name="P6">springt zum Befehl in Speicheradresse x, falls der Wert im Akkumulator größer als 0 ist. <text:s text:c="221"/></text:p>
          </table:table-cell>
        </table:table-row>
        <table:table-row>
          <table:table-cell table:style-name="Table1.A2" office:value-type="string">
            <text:p text:style-name="P3">JMPZ x</text:p>
          </table:table-cell>
          <table:table-cell table:style-name="Table1.B2" office:value-type="string">
            <text:p text:style-name="P6">springt zum Befehl in Speicheradresse x, falls der Wert im Akkumulator 0 ist. <text:s text:c="232"/></text:p>
          </table:table-cell>
        </table:table-row>
        <table:table-row>
          <table:table-cell table:style-name="Table1.A2" office:value-type="string">
            <text:p text:style-name="P3">JMPN x</text:p>
          </table:table-cell>
          <table:table-cell table:style-name="Table1.B2" office:value-type="string">
            <text:p text:style-name="P6">springt zum Befehl in Speicheradresse x, falls der Wert im Akkumulator kleiner als 0 ist. <text:s text:c="220"/></text:p>
          </table:table-cell>
        </table:table-row>
        <table:table-row table:style-name="Table1.18">
          <table:table-cell table:style-name="Table1.A2" office:value-type="string">
            <text:p text:style-name="P3">JMP x</text:p>
          </table:table-cell>
          <table:table-cell table:style-name="Table1.B2" office:value-type="string">
            <text:p text:style-name="P6">führt einen unbedingten Sprung zum Befehl in Speicherzelle x aus <text:s text:c="245"/></text:p>
          </table:table-cell>
        </table:table-row>
        <table:table-row table:style-name="Table1.19">
          <table:table-cell table:style-name="Table1.A19" office:value-type="string">
            <text:p text:style-name="P3">HOLD</text:p>
          </table:table-cell>
          <table:table-cell table:style-name="Table1.B2" office:value-type="string">
            <text:p text:style-name="P6">Beendet die Ausführung des Programms <text:s text:c="273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118in" fo:margin-bottom="0.391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9-03-13T16:30:58.145855641</meta:creation-date>
    <dc:date>2019-03-24T14:35:12.501288727</dc:date>
    <dc:creator>Christoph Krichenbauer</dc:creator>
    <meta:editing-duration>PT17M4S</meta:editing-duration>
    <meta:editing-cycles>2</meta:editing-cycles>
    <meta:generator>LibreOffice/6.2.1.2$Linux_X86_64 LibreOffice_project/20$Build-2</meta:generator>
    <meta:document-statistic meta:table-count="1" meta:image-count="0" meta:object-count="0" meta:page-count="1" meta:paragraph-count="42" meta:word-count="344" meta:character-count="5936" meta:non-whitespace-character-count="1617"/>
  </office:meta>
</office:document-meta>
</file>